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margin-left="1.27cm" fo:margin-right="0cm" fo:margin-top="0.176cm" fo:margin-bottom="0.212cm" fo:text-indent="-0.635cm" style:auto-text-indent="false" style:writing-mode="lr-tb"/>
    </style:style>
    <style:style style:name="P6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7" style:family="paragraph" style:parent-style-name="Heading_20_1">
      <style:text-properties fo:language="en" fo:country="US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style:font-name="Symbol" fo:font-size="10pt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69cm" draw:z-index="0"><draw:image xlink:href="../../odt_eng/images/1021.png" xlink:type="simple" xlink:show="embed" xlink:actuate="onLoad"/></draw:frame></text:p>
          </table:table-cell>
          <table:table-cell table:style-name="Table1.B1" office:value-type="string">
            <text:h text:style-name="P7" text:outline-level="1">Record in signal list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3cm" draw:z-index="0"><draw:image xlink:href="../../odt_eng/images/1021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4">Records data in a local list of project signals (or to the list of signals connected to DB).</text:p>
            <text:p text:style-name="P6">Properties:</text:p>
            <text:p text:style-name="P5"><text:span text:style-name="T2">·</text:span><text:span text:style-name="T1"><text:tab/></text:span><text:span text:style-name="T3">Signal names – list of names of signals read out by the unit.</text:span> <text:span text:style-name="T3">Signals are given semicolon separated.</text:span> <text:span text:style-name="T3">It is allowable to use name formatting and DB-query in the name list.</text:span></text:p>
            <text:p text:style-name="P5"><text:span text:style-name="T2">·</text:span><text:span text:style-name="T1"><text:tab/></text:span><text:span text:style-name="T3">Maximum value selection (OR).</text:span></text:p>
            <text:p text:style-name="P5"><text:span text:style-name="T2">·</text:span><text:span text:style-name="T1"><text:tab/></text:span><text:span text:style-name="T3">Translation to the executive system.</text:span></text:p>
            <text:p text:style-name="P5"><text:span text:style-name="T2">·</text:span><text:span text:style-name="T1"><text:tab/></text:span><text:span text:style-name="T3">Sort-out port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Запись в список сигналов</dc:title>
    <dc:date>2012-03-05T20:54:22.65</dc:date>
    <meta:editing-cycles>87</meta:editing-cycles>
    <meta:editing-duration>PT2H14M38S</meta:editing-duration>
    <dc:creator>Александр </dc:creator>
    <meta:document-statistic meta:table-count="1" meta:image-count="2" meta:object-count="0" meta:page-count="1" meta:paragraph-count="11" meta:word-count="73" meta:character-count="403"/>
    <meta:user-defined meta:name="Поле 1"/>
    <meta:user-defined meta:name="Поле 2"/>
    <meta:user-defined meta:name="Поле 3"/>
    <meta:user-defined meta:name="Поле 4"/>
  </office:meta>
</office:document-meta>
</file>